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Fira Mono" svg:font-family="'Fira Mono', 'Andale Mono', Consolas, monospace"/>
    <style:font-face style:name="OpenSymbol" svg:font-family="OpenSymbol"/>
    <style:font-face style:name="PT Mono" svg:font-family="'PT Mono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4"/>
    <style:style style:name="P2" style:family="paragraph" style:parent-style-name="Standard" style:list-style-name="L5"/>
    <style:style style:name="P3" style:family="paragraph" style:parent-style-name="Standard" style:list-style-name="L6"/>
    <style:style style:name="P4" style:family="paragraph" style:parent-style-name="Standard">
      <style:text-properties fo:color="#d4d4d4" style:font-name="Consolas" fo:font-size="10.5pt" fo:font-weight="normal" fo:background-color="#1e1e1e"/>
    </style:style>
    <style:style style:name="P5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6" style:family="paragraph" style:parent-style-name="Standard" style:list-style-name="L11">
      <style:text-properties fo:color="#d4d4d4" style:font-name="Consolas" fo:font-size="10.5pt" fo:font-weight="normal" fo:background-color="#1e1e1e"/>
    </style:style>
    <style:style style:name="P7" style:family="paragraph" style:parent-style-name="Standard">
      <style:text-properties fo:color="#d4d4d4" fo:background-color="#1e1e1e"/>
    </style:style>
    <style:style style:name="P8" style:family="paragraph" style:parent-style-name="Standard">
      <style:paragraph-properties style:line-height-at-least="0.503cm"/>
      <style:text-properties fo:color="#d4d4d4" fo:background-color="#1e1e1e"/>
    </style:style>
    <style:style style:name="P9" style:family="paragraph" style:parent-style-name="Standard" style:list-style-name="L7"/>
    <style:style style:name="P10" style:family="paragraph" style:parent-style-name="Standard">
      <style:paragraph-properties style:line-height-at-least="0.503cm"/>
    </style:style>
    <style:style style:name="P11" style:family="paragraph" style:parent-style-name="Standard" style:list-style-name="L8"/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 style:list-style-name="L8">
      <style:text-properties fo:font-weight="bold" style:font-weight-asian="bold" style:font-weight-complex="bold"/>
    </style:style>
    <style:style style:name="P14" style:family="paragraph" style:parent-style-name="Standard" style:list-style-name="L11">
      <style:text-properties fo:font-weight="bold" style:font-weight-asian="bold" style:font-weight-complex="bold"/>
    </style:style>
    <style:style style:name="P15" style:family="paragraph" style:parent-style-name="Standard" style:list-style-name="L9"/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 style:list-style-name="L9">
      <style:paragraph-properties fo:text-align="center" style:justify-single-word="false"/>
    </style:style>
    <style:style style:name="P18" style:family="paragraph" style:parent-style-name="Standard">
      <style:text-properties fo:color="#ff3333"/>
    </style:style>
    <style:style style:name="P19" style:family="paragraph" style:parent-style-name="Standard" style:list-style-name="L10">
      <style:text-properties fo:color="#ff3333"/>
    </style:style>
    <style:style style:name="P20" style:family="paragraph" style:parent-style-name="Standard" style:list-style-name="L11"/>
    <style:style style:name="P21" style:family="paragraph" style:parent-style-name="Standard" style:list-style-name="L12"/>
    <style:style style:name="P22" style:family="paragraph" style:parent-style-name="Standard" style:list-style-name="L13"/>
    <style:style style:name="P23" style:family="paragraph" style:parent-style-name="Standard" style:list-style-name="L15"/>
    <style:style style:name="P24" style:family="paragraph" style:parent-style-name="Standard" style:list-style-name="L16"/>
    <style:style style:name="P25" style:family="paragraph" style:parent-style-name="Standard" style:list-style-name="L17"/>
    <style:style style:name="P26" style:family="paragraph" style:parent-style-name="Standard">
      <style:paragraph-properties fo:background-color="#99ff99">
        <style:background-image/>
      </style:paragraph-properties>
      <style:text-properties fo:font-weight="bold" style:font-weight-asian="bold" style:font-weight-complex="bold"/>
    </style:style>
    <style:style style:name="P27" style:family="paragraph" style:parent-style-name="Standard">
      <style:paragraph-properties fo:text-align="center" style:justify-single-word="false" fo:background-color="#99ff99">
        <style:background-image/>
      </style:paragraph-properties>
      <style:text-properties fo:font-weight="bold" style:font-weight-asian="bold" style:font-weight-complex="bold"/>
    </style:style>
    <style:style style:name="P28" style:family="paragraph" style:parent-style-name="Standard">
      <style:paragraph-properties fo:text-align="center" style:justify-single-word="false" fo:background-color="#99ff99">
        <style:background-image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29" style:family="paragraph" style:parent-style-name="Standard">
      <style:paragraph-properties fo:background-color="#66ff99">
        <style:background-image/>
      </style:paragraph-properties>
    </style:style>
    <style:style style:name="P30" style:family="paragraph" style:parent-style-name="Standard">
      <style:paragraph-properties fo:background-color="#66ff99">
        <style:background-image/>
      </style:paragraph-properties>
      <style:text-properties fo:font-weight="bold" style:font-weight-asian="bold" style:font-weight-complex="bold"/>
    </style:style>
    <style:style style:name="P31" style:family="paragraph" style:parent-style-name="Standard">
      <style:paragraph-properties fo:background-color="#aecf00">
        <style:background-image/>
      </style:paragraph-properties>
      <style:text-properties fo:font-weight="bold" fo:background-color="#aecf00" style:font-weight-asian="bold" style:font-weight-complex="bold"/>
    </style:style>
    <style:style style:name="P32" style:family="paragraph" style:parent-style-name="Standard">
      <style:paragraph-properties fo:background-color="#aecf00">
        <style:background-image/>
      </style:paragraph-properties>
      <style:text-properties fo:background-color="#aecf00"/>
    </style:style>
    <style:style style:name="T1" style:family="text">
      <style:text-properties fo:language="es" fo:country="UY"/>
    </style:style>
    <style:style style:name="T2" style:family="text">
      <style:text-properties fo:language="es" fo:country="UY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language="es" fo:country="UY" fo:font-style="normal" style:text-underline-style="none" fo:font-weight="bold" style:font-style-asian="normal" style:font-weight-asian="bold" style:font-style-complex="normal" style:font-weight-complex="bold"/>
    </style:style>
    <style:style style:name="T4" style:family="text">
      <style:text-properties fo:language="es" fo:country="UY" fo:font-style="normal" style:text-underline-style="none" fo:font-weight="bold" fo:background-color="#99ff99" style:font-style-asian="normal" style:font-weight-asian="bold" style:font-style-complex="normal" style:font-weight-complex="bold"/>
    </style:style>
    <style:style style:name="T5" style:family="text">
      <style:text-properties fo:language="es" fo:country="UY" fo:font-style="normal" style:text-underline-style="none" style:font-style-asian="normal" style:font-weight-asian="normal" style:font-style-complex="normal" style:font-weight-complex="normal"/>
    </style:style>
    <style:style style:name="T6" style:family="text">
      <style:text-properties fo:language="es" fo:country="UY" fo:font-style="normal" style:text-underline-style="none" style:font-style-asian="normal" style:font-style-complex="normal"/>
    </style:style>
    <style:style style:name="T7" style:family="text">
      <style:text-properties fo:language="es" fo:country="UY" fo:font-weight="bold" style:font-weight-asian="bold" style:font-weight-complex="bold"/>
    </style:style>
    <style:style style:name="T8" style:family="text">
      <style:text-properties fo:language="es" fo:country="UY" fo:font-weight="bold" fo:background-color="#99ff99" style:font-weight-asian="bold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variant="normal" fo:text-transform="none" style:font-name="Fira Mono" fo:font-size="10.5pt" fo:letter-spacing="normal" fo:language="es" fo:country="UY" fo:font-style="normal" style:text-underline-style="none" fo:font-weight="bold" fo:background-color="#99ff99" style:font-style-asian="normal" style:font-weight-asian="bold" style:font-style-complex="normal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c586c0"/>
    </style:style>
    <style:style style:name="T13" style:family="text">
      <style:text-properties fo:color="#c586c0" fo:language="es" fo:country="UY"/>
    </style:style>
    <style:style style:name="T14" style:family="text">
      <style:text-properties fo:color="#c586c0" fo:language="es" fo:country="UY" fo:font-style="normal" style:text-underline-style="none" style:font-style-asian="normal" style:font-weight-asian="normal" style:font-style-complex="normal" style:font-weight-complex="normal"/>
    </style:style>
    <style:style style:name="T15" style:family="text">
      <style:text-properties fo:color="#c586c0" style:font-name="Consolas" fo:font-size="10.5pt" fo:font-weight="normal"/>
    </style:style>
    <style:style style:name="T16" style:family="text">
      <style:text-properties fo:color="#c586c0" style:font-name="Consolas" fo:font-size="10.5pt" fo:font-weight="normal" fo:background-color="#1e1e1e"/>
    </style:style>
    <style:style style:name="T17" style:family="text">
      <style:text-properties fo:color="#c586c0" style:font-name="Consolas" fo:font-size="10.5pt" fo:language="es" fo:country="UY" fo:font-weight="normal"/>
    </style:style>
    <style:style style:name="T18" style:family="text">
      <style:text-properties fo:color="#d4d4d4" fo:background-color="#1e1e1e"/>
    </style:style>
    <style:style style:name="T19" style:family="text">
      <style:text-properties fo:color="#d4d4d4" style:font-name="Consolas" fo:font-size="10.5pt" fo:language="es" fo:country="UY" fo:font-style="normal" style:text-underline-style="none" fo:font-weight="normal" fo:background-color="#1e1e1e" style:font-style-asian="normal" style:font-weight-asian="normal" style:font-style-complex="normal" style:font-weight-complex="normal"/>
    </style:style>
    <style:style style:name="T20" style:family="text">
      <style:text-properties fo:color="#d4d4d4" style:font-name="Consolas" fo:font-size="10.5pt" fo:font-weight="normal" fo:background-color="#1e1e1e"/>
    </style:style>
    <style:style style:name="T21" style:family="text">
      <style:text-properties style:font-name="Consolas" fo:font-size="10.5pt" fo:font-weight="normal"/>
    </style:style>
    <style:style style:name="T22" style:family="text">
      <style:text-properties style:font-name="Consolas" fo:font-size="10.5pt" fo:language="es" fo:country="UY" fo:font-style="normal" style:text-underline-style="none" fo:font-weight="normal" style:font-style-asian="normal" style:font-weight-asian="normal" style:font-style-complex="normal" style:font-weight-complex="normal"/>
    </style:style>
    <style:style style:name="T23" style:family="text">
      <style:text-properties style:font-name="Consolas" fo:font-size="10.5pt" fo:language="es" fo:country="UY" fo:font-weight="normal"/>
    </style:style>
    <style:style style:name="T24" style:family="text">
      <style:text-properties fo:color="#9cdcfe"/>
    </style:style>
    <style:style style:name="T25" style:family="text">
      <style:text-properties fo:color="#9cdcfe" style:font-name="Consolas" fo:font-size="10.5pt" fo:font-weight="normal"/>
    </style:style>
    <style:style style:name="T26" style:family="text">
      <style:text-properties fo:color="#9cdcfe" style:font-name="Consolas" fo:font-size="10.5pt" fo:font-weight="normal" fo:background-color="#1e1e1e"/>
    </style:style>
    <style:style style:name="T27" style:family="text">
      <style:text-properties fo:color="#9cdcfe" style:font-name="Consolas" fo:font-size="10.5pt" fo:language="es" fo:country="UY" fo:font-style="normal" style:text-underline-style="none" fo:font-weight="normal" fo:background-color="#1e1e1e" style:font-style-asian="normal" style:font-weight-asian="normal" style:font-style-complex="normal" style:font-weight-complex="normal"/>
    </style:style>
    <style:style style:name="T28" style:family="text">
      <style:text-properties fo:color="#9cdcfe" fo:language="es" fo:country="UY"/>
    </style:style>
    <style:style style:name="T29" style:family="text">
      <style:text-properties fo:color="#9cdcfe" fo:language="es" fo:country="UY" fo:font-style="normal" style:text-underline-style="none" style:font-style-asian="normal" style:font-weight-asian="normal" style:font-style-complex="normal" style:font-weight-complex="normal"/>
    </style:style>
    <style:style style:name="T30" style:family="text">
      <style:text-properties fo:color="#ce9178"/>
    </style:style>
    <style:style style:name="T31" style:family="text">
      <style:text-properties fo:color="#ce9178" style:font-name="Consolas" fo:font-size="10.5pt" fo:font-weight="normal"/>
    </style:style>
    <style:style style:name="T32" style:family="text">
      <style:text-properties fo:color="#ce9178" style:font-name="Consolas" fo:font-size="10.5pt" fo:font-weight="normal" fo:background-color="#1e1e1e"/>
    </style:style>
    <style:style style:name="T33" style:family="text">
      <style:text-properties fo:color="#ce9178" fo:language="es" fo:country="UY"/>
    </style:style>
    <style:style style:name="T34" style:family="text">
      <style:text-properties fo:color="#ce9178" fo:language="es" fo:country="UY" fo:font-style="normal" style:text-underline-style="none" style:font-style-asian="normal" style:font-weight-asian="normal" style:font-style-complex="normal" style:font-weight-complex="normal"/>
    </style:style>
    <style:style style:name="T35" style:family="text">
      <style:text-properties fo:color="#ff6600" fo:language="es" fo:country="UY" fo:font-style="normal" style:text-underline-style="none" fo:font-weight="normal" style:font-style-asian="normal" style:font-weight-asian="normal" style:font-style-complex="normal" style:font-weight-complex="normal"/>
    </style:style>
    <style:style style:name="T36" style:family="text">
      <style:text-properties fo:color="#808080" style:font-name="Consolas" fo:font-size="10.5pt" fo:language="es" fo:country="UY" fo:font-style="normal" style:text-underline-style="none" fo:font-weight="normal" style:font-style-asian="normal" style:font-weight-asian="normal" style:font-style-complex="normal" style:font-weight-complex="normal"/>
    </style:style>
    <style:style style:name="T37" style:family="text">
      <style:text-properties fo:color="#808080" style:font-name="Consolas" fo:font-size="10.5pt" fo:language="es" fo:country="UY" fo:font-style="normal" style:text-underline-style="none" fo:font-weight="normal" fo:background-color="#1e1e1e" style:font-style-asian="normal" style:font-weight-asian="normal" style:font-style-complex="normal" style:font-weight-complex="normal"/>
    </style:style>
    <style:style style:name="T38" style:family="text">
      <style:text-properties fo:color="#808080" style:font-name="Consolas" fo:font-size="10.5pt" fo:language="es" fo:country="UY" fo:font-weight="normal"/>
    </style:style>
    <style:style style:name="T39" style:family="text">
      <style:text-properties fo:color="#808080" style:font-name="Consolas" fo:font-size="10.5pt" fo:font-weight="normal"/>
    </style:style>
    <style:style style:name="T40" style:family="text">
      <style:text-properties fo:color="#808080" fo:language="es" fo:country="UY" fo:font-style="normal" style:text-underline-style="none" style:font-style-asian="normal" style:font-weight-asian="normal" style:font-style-complex="normal" style:font-weight-complex="normal"/>
    </style:style>
    <style:style style:name="T41" style:family="text">
      <style:text-properties fo:color="#4ec9b0" style:font-name="Consolas" fo:font-size="10.5pt" fo:language="es" fo:country="UY" fo:font-style="normal" style:text-underline-style="none" fo:font-weight="normal" style:font-style-asian="normal" style:font-weight-asian="normal" style:font-style-complex="normal" style:font-weight-complex="normal"/>
    </style:style>
    <style:style style:name="T42" style:family="text">
      <style:text-properties fo:color="#4ec9b0" style:font-name="Consolas" fo:font-size="10.5pt" fo:language="es" fo:country="UY" fo:font-style="normal" style:text-underline-style="none" fo:font-weight="normal" fo:background-color="#1e1e1e" style:font-style-asian="normal" style:font-weight-asian="normal" style:font-style-complex="normal" style:font-weight-complex="normal"/>
    </style:style>
    <style:style style:name="T43" style:family="text">
      <style:text-properties fo:color="#4ec9b0" style:font-name="Consolas" fo:font-size="10.5pt" fo:language="es" fo:country="UY" fo:font-weight="normal"/>
    </style:style>
    <style:style style:name="T44" style:family="text">
      <style:text-properties fo:color="#4ec9b0" style:font-name="Consolas" fo:font-size="10.5pt" fo:font-weight="normal"/>
    </style:style>
    <style:style style:name="T45" style:family="text">
      <style:text-properties fo:color="#4ec9b0" fo:language="es" fo:country="UY" fo:font-style="normal" style:text-underline-style="none" style:font-style-asian="normal" style:font-weight-asian="normal" style:font-style-complex="normal" style:font-weight-complex="normal"/>
    </style:style>
    <style:style style:name="T46" style:family="text">
      <style:text-properties fo:color="#569cd6"/>
    </style:style>
    <style:style style:name="T47" style:family="text">
      <style:text-properties fo:color="#569cd6" style:font-name="Consolas" fo:font-size="10.5pt" fo:font-weight="normal"/>
    </style:style>
    <style:style style:name="T48" style:family="text">
      <style:text-properties fo:color="#569cd6" style:font-name="Consolas" fo:font-size="10.5pt" fo:font-weight="normal" fo:background-color="#1e1e1e"/>
    </style:style>
    <style:style style:name="T49" style:family="text">
      <style:text-properties fo:color="#569cd6" style:font-name="Consolas" fo:font-size="10.5pt" fo:language="es" fo:country="UY" fo:font-style="normal" style:text-underline-style="none" fo:font-weight="normal" fo:background-color="#1e1e1e" style:font-style-asian="normal" style:font-weight-asian="normal" style:font-style-complex="normal" style:font-weight-complex="normal"/>
    </style:style>
    <style:style style:name="T50" style:family="text">
      <style:text-properties fo:color="#569cd6" fo:language="es" fo:country="UY"/>
    </style:style>
    <style:style style:name="T51" style:family="text">
      <style:text-properties fo:color="#569cd6" fo:language="es" fo:country="UY" fo:font-style="normal" style:text-underline-style="none" style:font-style-asian="normal" style:font-weight-asian="normal" style:font-style-complex="normal" style:font-weight-complex="normal"/>
    </style:style>
    <style:style style:name="T52" style:family="text">
      <style:text-properties fo:color="#4fc1ff"/>
    </style:style>
    <style:style style:name="T53" style:family="text">
      <style:text-properties fo:color="#4fc1ff" style:font-name="Consolas" fo:font-size="10.5pt" fo:font-weight="normal"/>
    </style:style>
    <style:style style:name="T54" style:family="text">
      <style:text-properties fo:color="#4fc1ff" style:font-name="Consolas" fo:font-size="10.5pt" fo:font-weight="normal" fo:background-color="#1e1e1e"/>
    </style:style>
    <style:style style:name="T55" style:family="text">
      <style:text-properties fo:color="#4fc1ff" fo:language="es" fo:country="UY"/>
    </style:style>
    <style:style style:name="T56" style:family="text">
      <style:text-properties fo:color="#dcdcaa" style:font-name="Consolas" fo:font-size="10.5pt" fo:font-weight="normal"/>
    </style:style>
    <style:style style:name="T57" style:family="text">
      <style:text-properties fo:color="#dcdcaa" style:font-name="Consolas" fo:font-size="10.5pt" fo:font-weight="normal" fo:background-color="#1e1e1e"/>
    </style:style>
    <style:style style:name="T58" style:family="text">
      <style:text-properties fo:color="#6a9955" style:font-name="Consolas" fo:font-size="10.5pt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8">SECCION 05</text:p>
      <text:p text:style-name="P28">Sistema de rutas </text:p>
      <text:p text:style-name="P26"/>
      <text:p text:style-name="Standard"/>
      <text:p text:style-name="P30"/>
      <text:p text:style-name="P30"><text:tab/>(43) Instalacion del paquete <text:span text:style-name="T9">react-router-dom</text:span> </text:p>
      <text:p text:style-name="P29"><text:span text:style-name="T2"/></text:p>
      <text:p text:style-name="Standard"><text:span text:style-name="T2"/></text:p>
      <text:list xml:id="list5043537277546860293" text:style-name="L5">
        <text:list-item>
          <text:p text:style-name="P2"><text:a xlink:type="simple" xlink:href="https://v5.reactrouter.com/web/guides/quick-start" text:style-name="Internet_20_link" text:visited-style-name="Visited_20_Internet_20_Link">https://v5.reactrouter.com/web/guides/quick-start</text:a><text:span text:style-name="T2"> </text:span></text:p>
          <text:p text:style-name="P2"><text:span text:style-name="T2"/></text:p>
        </text:list-item>
      </text:list>
      <text:list xml:id="list3570641740446371491" text:style-name="L4">
        <text:list-item>
          <text:p text:style-name="P1"><text:span text:style-name="T2">en el client : </text:span></text:p>
        </text:list-item>
        <text:list-item>
          <text:p text:style-name="P1"><text:span text:style-name="T8">yarn add react-router-dom</text:span><text:span text:style-name="T2"> <text:s/></text:span></text:p>
        </text:list-item>
        <text:list-item>
          <text:p text:style-name="P1"><text:span text:style-name="T35">no funciona la instalacion con yarn </text:span><text:span text:style-name="T2">, utilizo </text:span><text:span text:style-name="T10">npm i react-router-dom</text:span><text:span text:style-name="T4"> </text:span></text:p>
        </text:list-item>
      </text:list>
      <text:p text:style-name="Standard"/>
      <text:p text:style-name="P30"/>
      <text:p text:style-name="P30"><text:tab/>(44) Uso de react-router-dom (version 6)</text:p>
      <text:p text:style-name="P29"><text:span text:style-name="T2"/></text:p>
      <text:p text:style-name="Standard"><text:span text:style-name="T2"/></text:p>
      <text:list xml:id="list6760432389976578988" text:style-name="L6">
        <text:list-item>
          <text:p text:style-name="P3"><text:span text:style-name="T2">Trabajamos en el </text:span><text:span text:style-name="T3">client </text:span></text:p>
        </text:list-item>
        <text:list-item>
          <text:p text:style-name="P3"><text:span text:style-name="T2">Para que nuestro sistema de rutas se aplique a toda la web </text:span><text:span text:style-name="T3">debemos envolver todo App en un componente .</text:span></text:p>
        </text:list-item>
        <text:list-item>
          <text:p text:style-name="P3"><text:span text:style-name="T2">Para ello debemos importar <text:s/>: </text:span></text:p>
        </text:list-item>
      </text:list>
      <text:p text:style-name="Standard"><text:span text:style-name="T2"/></text:p>
      <text:p text:style-name="P4"><text:span text:style-name="T14">import</text:span><text:span text:style-name="T5"> {</text:span></text:p>
      <text:p text:style-name="P8">  <text:span text:style-name="T25">BrowserRouter</text:span><text:span text:style-name="T21"> </text:span><text:span text:style-name="T15">as</text:span><text:span text:style-name="T21"> </text:span><text:span text:style-name="T25">Router</text:span><text:span text:style-name="T21">,</text:span></text:p>
      <text:p text:style-name="P8">  <text:span text:style-name="T25">Switch</text:span><text:span text:style-name="T21">,</text:span></text:p>
      <text:p text:style-name="P8">  <text:span text:style-name="T25">Route</text:span><text:span text:style-name="T21">,</text:span></text:p>
      <text:p text:style-name="P8"><text:span text:style-name="T21">Routes ,</text:span></text:p>
      <text:p text:style-name="P8">  <text:span text:style-name="T25">Link</text:span></text:p>
      <text:p text:style-name="P5">} <text:span text:style-name="T12">from</text:span> <text:span text:style-name="T30">"react-router-dom"</text:span>;</text:p>
      <text:p text:style-name="Standard"><text:span text:style-name="T2"/></text:p>
      <text:list xml:id="list226774233131397527" text:style-name="L7">
        <text:list-item>
          <text:p text:style-name="P9"><text:span text:style-name="T2">Ya hay una </text:span><text:span text:style-name="T4">version 6 de react router dom</text:span><text:span text:style-name="T2"> que cambia la sintaxis para configurar rutas por ejemplo : </text:span></text:p>
        </text:list-item>
      </text:list>
      <text:p text:style-name="Standard"><text:span text:style-name="T2"/></text:p>
      <text:p text:style-name="P7"><text:span text:style-name="T2">    </text:span><text:span text:style-name="T36">&lt;</text:span><text:span text:style-name="T41">Router</text:span><text:span text:style-name="T36">&gt;</text:span></text:p>
      <text:p text:style-name="P8">          <text:span text:style-name="T39">&lt;</text:span><text:span text:style-name="T47">div</text:span><text:span text:style-name="T21"> </text:span><text:span text:style-name="T25">className</text:span><text:span text:style-name="T21">=</text:span><text:span text:style-name="T31">"app"</text:span><text:span text:style-name="T39">&gt;</text:span></text:p>
      <text:p text:style-name="P8">          <text:span text:style-name="T39">&lt;</text:span><text:span text:style-name="T47">h1</text:span><text:span text:style-name="T39">&gt;</text:span><text:span text:style-name="T21">Portfolio</text:span><text:span text:style-name="T39">&lt;/</text:span><text:span text:style-name="T47">h1</text:span><text:span text:style-name="T39">&gt;</text:span></text:p>
      <text:p text:style-name="P8">          <text:span text:style-name="T39">&lt;</text:span><text:span text:style-name="T47">h2</text:span><text:span text:style-name="T39">&gt;</text:span></text:p>
      <text:p text:style-name="P8">            <text:span text:style-name="T21">Sistema de rutas basico </text:span></text:p>
      <text:p text:style-name="P8">          <text:span text:style-name="T39">&lt;/</text:span><text:span text:style-name="T47">h2</text:span><text:span text:style-name="T39">&gt;</text:span></text:p>
      <text:p text:style-name="P8">          <text:span text:style-name="T39">&lt;</text:span><text:span text:style-name="T44">Routes</text:span><text:span text:style-name="T39">&gt;</text:span></text:p>
      <text:p text:style-name="P8">          <text:span text:style-name="T39">&lt;</text:span><text:span text:style-name="T44">Route</text:span><text:span text:style-name="T21"> </text:span><text:span text:style-name="T25">exact</text:span><text:span text:style-name="T21"> </text:span><text:span text:style-name="T25">path</text:span><text:span text:style-name="T21">=</text:span><text:span text:style-name="T31">'/'</text:span><text:span text:style-name="T21"> </text:span><text:span text:style-name="T25">element</text:span><text:span text:style-name="T21"> = </text:span><text:span text:style-name="T47">{</text:span><text:span text:style-name="T39">&lt;</text:span><text:span text:style-name="T44">Home</text:span><text:span text:style-name="T39">/&gt;</text:span><text:span text:style-name="T47">}</text:span><text:span text:style-name="T39">/&gt;</text:span></text:p>
      <text:p text:style-name="P8">          <text:span text:style-name="T39">&lt;</text:span><text:span text:style-name="T44">Route</text:span><text:span text:style-name="T21"> </text:span><text:span text:style-name="T25">exact</text:span><text:span text:style-name="T21"> </text:span><text:span text:style-name="T25">path</text:span><text:span text:style-name="T21">=</text:span><text:span text:style-name="T31">'/contact'</text:span><text:span text:style-name="T21"> </text:span><text:span text:style-name="T25">element</text:span><text:span text:style-name="T21"> = </text:span><text:span text:style-name="T47">{</text:span><text:span text:style-name="T39">&lt;</text:span><text:span text:style-name="T44">Contact</text:span><text:span text:style-name="T39">/&gt;</text:span><text:span text:style-name="T47">}</text:span><text:span text:style-name="T39">/&gt;</text:span></text:p>
      <text:p text:style-name="P8">          <text:span text:style-name="T39">&lt;</text:span><text:span text:style-name="T44">Route</text:span><text:span text:style-name="T21"> </text:span><text:span text:style-name="T25">exact</text:span><text:span text:style-name="T21"> </text:span><text:span text:style-name="T25">path</text:span><text:span text:style-name="T21">=</text:span><text:span text:style-name="T31">'/user'</text:span><text:span text:style-name="T21"> </text:span><text:span text:style-name="T25">element</text:span><text:span text:style-name="T21"> = </text:span><text:span text:style-name="T47">{</text:span><text:span text:style-name="T39">&lt;</text:span><text:span text:style-name="T44">User</text:span><text:span text:style-name="T39">/&gt;</text:span><text:span text:style-name="T47">}</text:span><text:span text:style-name="T39">/&gt;</text:span></text:p>
      <text:p text:style-name="P8">          <text:span text:style-name="T39">&lt;/</text:span><text:span text:style-name="T44">Routes</text:span><text:span text:style-name="T39">&gt;</text:span></text:p>
      <text:p text:style-name="P8">          <text:span text:style-name="T39">&lt;/</text:span><text:span text:style-name="T47">div</text:span><text:span text:style-name="T39">&gt;</text:span></text:p>
      <text:p text:style-name="P10"><text:span text:style-name="T18">          </text:span></text:p>
      <text:p text:style-name="P8">    <text:span text:style-name="T39">&lt;/</text:span><text:span text:style-name="T44">Router</text:span><text:span text:style-name="T39">&gt;</text:span></text:p>
      <text:p text:style-name="Standard"><text:span text:style-name="T2"/></text:p>
      <text:list xml:id="list1286167926886645609" text:style-name="L8">
        <text:list-item>
          <text:p text:style-name="P11"><text:span text:style-name="T4">se utiliza element en vez de component y todas las <text:s/>Route se envuelven en un Routes</text:span><text:span text:style-name="T2"> <text:s/></text:span></text:p>
        </text:list-item>
      </text:list>
      <text:p text:style-name="Standard"><text:soft-page-break/><text:span text:style-name="T2"/></text:p>
      <text:p text:style-name="Standard"><text:span text:style-name="T2"/></text:p>
      <text:list xml:id="list39545400" text:continue-numbering="true" text:style-name="L8">
        <text:list-item>
          <text:p text:style-name="P13"><text:span text:style-name="T6">Este video esta muy bueno parece ,tiene cosas de react generales y cosas de router dom v6:</text:span></text:p>
        </text:list-item>
        <text:list-item>
          <text:p text:style-name="P11"><text:a xlink:type="simple" xlink:href="https://www.youtube.com/watch?v=7xRVnmWcTE8" text:style-name="Internet_20_link" text:visited-style-name="Visited_20_Internet_20_Link">https://www.youtube.com/watch?v=7xRVnmWcTE8</text:a><text:span text:style-name="T3"> </text:span></text:p>
        </text:list-item>
      </text:list>
      <text:p text:style-name="Standard"><text:span text:style-name="T2">\</text:span></text:p>
      <text:p text:style-name="P16"><text:span text:style-name="T4">Lo importante :</text:span><text:span text:style-name="T2"> </text:span></text:p>
      <text:list xml:id="list9006893333608205649" text:style-name="L9">
        <text:list-header>
          <text:p text:style-name="P17"><text:span text:style-name="T2"/></text:p>
        </text:list-header>
        <text:list-item>
          <text:p text:style-name="P15"><text:span text:style-name="T2">se renombra BrowserRouter como Router. (es el modulo principal que nos permite navegar mediante urls )</text:span></text:p>
        </text:list-item>
        <text:list-item>
          <text:p text:style-name="P15"><text:span text:style-name="T2">para crear las rutas hay que englobar App en Router ya sea mismo en App.js o en el index.js. </text:span></text:p>
        </text:list-item>
        <text:list-item>
          <text:p text:style-name="P15"><text:span text:style-name="T2">las Route se deben englobar en un Routes .</text:span></text:p>
        </text:list-item>
        <text:list-item>
          <text:p text:style-name="P15"><text:span text:style-name="T2">el exact no parece ser necesario .</text:span></text:p>
        </text:list-item>
        <text:list-item>
          <text:p text:style-name="P15"><text:span text:style-name="T2">Es necesario agregar &lt;/&gt; a los element ademas de {} : </text:span><text:span text:style-name="T27">element</text:span><text:span text:style-name="T19"> = </text:span><text:span text:style-name="T49">{</text:span><text:span text:style-name="T37">&lt;</text:span><text:span text:style-name="T42">Home</text:span><text:span text:style-name="T37">/&gt;</text:span><text:span text:style-name="T49">}</text:span><text:span text:style-name="T37">/&gt;</text:span></text:p>
        </text:list-item>
      </text:list>
      <text:p text:style-name="Standard"><text:span text:style-name="T2"/></text:p>
      <text:list xml:id="list39552589" text:continue-numbering="true" text:style-name="L9">
        <text:list-item>
          <text:p text:style-name="P15"><text:span text:style-name="T2">Para configurar ruteo a direccion que no existe (por ejemplo dar un Error 404):</text:span></text:p>
        </text:list-item>
      </text:list>
      <text:p text:style-name="Standard"><text:span text:style-name="T2"/></text:p>
      <text:p text:style-name="P4"><text:span text:style-name="T40">&lt;</text:span><text:span text:style-name="T45">Route</text:span><text:span text:style-name="T5"> </text:span><text:span text:style-name="T29">path</text:span><text:span text:style-name="T5">=</text:span><text:span text:style-name="T34">'*'</text:span><text:span text:style-name="T5"> </text:span><text:span text:style-name="T29">element</text:span><text:span text:style-name="T5">=</text:span><text:span text:style-name="T51">{</text:span><text:span text:style-name="T40">&lt;</text:span><text:span text:style-name="T45">Error404</text:span><text:span text:style-name="T40">/&gt;</text:span><text:span text:style-name="T51">}</text:span><text:span text:style-name="T40">/&gt;</text:span></text:p>
      <text:p text:style-name="Standard"><text:span text:style-name="T2"/></text:p>
      <text:list xml:id="list2869271747776409191" text:style-name="L10">
        <text:list-item>
          <text:p text:style-name="P19"><text:span text:style-name="T2">el video continua con un sistema de navegacion mediante Switch y Link aparentemente no disponibles en react router dom v6 .</text:span></text:p>
        </text:list-item>
      </text:list>
      <text:p text:style-name="P18"><text:span text:style-name="T2"/></text:p>
      <text:p text:style-name="P30"/>
      <text:p text:style-name="P30"><text:tab/>(45) Paginas basicas para rutear </text:p>
      <text:p text:style-name="P29"><text:span text:style-name="T2"/></text:p>
      <text:p text:style-name="Standard"><text:span text:style-name="T2"/></text:p>
      <text:list xml:id="list5958357150750293802" text:style-name="L11">
        <text:list-item>
          <text:p text:style-name="P20"><text:span text:style-name="T1">Creamos una carpeta de pages y las importamos en App.js para rutear . (al fin y al cabo todos son componentes )</text:span></text:p>
          <text:p text:style-name="P20"><text:span text:style-name="T1"/></text:p>
        </text:list-item>
      </text:list>
      <text:p text:style-name="Standard"><text:span text:style-name="T1"/></text:p>
      <text:p text:style-name="P31"/>
      <text:p text:style-name="P31"><text:tab/>(46) Creacion de Layouts para secciones de usuario y admin <text:s/></text:p>
      <text:p text:style-name="P32"><text:span text:style-name="T2"/></text:p>
      <text:p text:style-name="Standard"><text:span text:style-name="T1"/></text:p>
      <text:list xml:id="list7579452037214675035" text:style-name="L12">
        <text:list-item>
          <text:p text:style-name="P21"><text:span text:style-name="T1">Los Layouts contendran elementos comunes a un grupo de paginas de nuestra aplicacion , la idea es no repetir codigo al crear las pages . </text:span></text:p>
        </text:list-item>
      </text:list>
      <text:p text:style-name="Standard"><text:span text:style-name="T1"/></text:p>
      <text:list xml:id="list39555956" text:continue-numbering="true" text:style-name="L12">
        <text:list-item>
          <text:p text:style-name="P21"><text:span text:style-name="T1">Como practica comun se puede hacer que toda pagina se cree a base de un Layout .</text:span></text:p>
          <text:p text:style-name="P21"><text:span text:style-name="T1"/></text:p>
        </text:list-item>
        <text:list-item>
          <text:p text:style-name="P21"><text:span text:style-name="T1">Vamos a usar antd para crear nuestros Layouts :</text:span></text:p>
        </text:list-item>
        <text:list-item>
          <text:p text:style-name="P21"><text:a xlink:type="simple" xlink:href="https://ant.design/components/layout/#header" text:style-name="Internet_20_link" text:visited-style-name="Visited_20_Internet_20_Link">https://ant.design/components/layout/#header</text:a><text:span text:style-name="T1"> </text:span></text:p>
        </text:list-item>
      </text:list>
      <text:p text:style-name="Standard"><text:span text:style-name="T1"/></text:p>
      <text:list xml:id="list39533319" text:continue-numbering="true" text:style-name="L12">
        <text:list-item>
          <text:p text:style-name="P21"><text:span text:style-name="T1">Realizamos una maquetacion muy basica de LayoutBasic (para usuarios comunes) y de LayoutAdmin (para los admin).</text:span></text:p>
        </text:list-item>
      </text:list>
      <text:p text:style-name="Standard"><text:span text:style-name="T1"/></text:p>
      <text:p text:style-name="P7"><text:span text:style-name="T1">    </text:span><text:span text:style-name="T38">&lt;</text:span><text:span text:style-name="T43">Layout</text:span><text:span text:style-name="T38">&gt;</text:span></text:p>
      <text:p text:style-name="P8">        <text:span text:style-name="T39">&lt;</text:span><text:span text:style-name="T47">h2</text:span><text:span text:style-name="T39">&gt;</text:span><text:span text:style-name="T21">Menu Sidebar</text:span><text:span text:style-name="T39">&lt;/</text:span><text:span text:style-name="T47">h2</text:span><text:span text:style-name="T39">&gt;</text:span></text:p>
      <text:p text:style-name="P8">        <text:span text:style-name="T39">&lt;</text:span><text:span text:style-name="T47">div</text:span><text:span text:style-name="T39">&gt;</text:span><text:span text:style-name="T21">Content (dinamico)</text:span><text:span text:style-name="T39">&lt;/</text:span><text:span text:style-name="T47">div</text:span><text:span text:style-name="T39">&gt;</text:span></text:p>
      <text:p text:style-name="P8">        <text:span text:style-name="T39">&lt;</text:span><text:span text:style-name="T47">h5</text:span><text:span text:style-name="T39">&gt;</text:span><text:span text:style-name="T21">Footer</text:span><text:span text:style-name="T39">&lt;/</text:span><text:span text:style-name="T47">h5</text:span><text:span text:style-name="T39">&gt;</text:span></text:p>
      <text:p text:style-name="P8">    <text:span text:style-name="T39">&lt;/</text:span><text:span text:style-name="T44">Layout</text:span><text:span text:style-name="T39">&gt;</text:span></text:p>
      <text:p text:style-name="Standard"><text:span text:style-name="T1"/></text:p>
      <text:p text:style-name="Standard"><text:soft-page-break/><text:span text:style-name="T1"/></text:p>
      <text:p text:style-name="P30"/>
      <text:p text:style-name="P30"><text:tab/>(47) Configuracion de rutas para el panel de Administrador <text:s/></text:p>
      <text:p text:style-name="P29"><text:span text:style-name="T2"/></text:p>
      <text:p text:style-name="Standard"><text:span text:style-name="T2"/></text:p>
      <text:list xml:id="list39533997" text:continue-list="list5958357150750293802" text:style-name="L11">
        <text:list-item>
          <text:p text:style-name="P20"><text:span text:style-name="T1">* config <text:s/></text:span>→ *routes.js </text:p>
          <text:p text:style-name="P20"/>
        </text:list-item>
        <text:list-item>
          <text:p text:style-name="P20">En general se crea un Array de rutas (routes) cuyos elementos u objetos son las rutas [ {ruta1},{ruta2}, ….] pudiendo contener cada ruta otro array con subrutas .</text:p>
        </text:list-item>
      </text:list>
      <text:p text:style-name="Standard"/>
      <text:list xml:id="list39540313" text:continue-numbering="true" text:style-name="L11">
        <text:list-item>
          <text:p text:style-name="P20">Hay que manejar bien la propiedad exact de cada ruta para que no se renderizen cosas inapropiadas (en la version 6 no es necesaria dicha propiedad). </text:p>
        </text:list-item>
      </text:list>
      <text:p text:style-name="Standard"/>
      <text:list xml:id="list39535723" text:continue-numbering="true" text:style-name="L11">
        <text:list-item>
          <text:p text:style-name="P20"><text:span text:style-name="T11">Al final se exporta la constante routes y se importa en App.js .</text:span> </text:p>
        </text:list-item>
      </text:list>
      <text:p text:style-name="Standard"/>
      <text:p text:style-name="Standard"/>
      <text:p text:style-name="P30"/>
      <text:p text:style-name="P30"><text:tab/>(54) Sistema de rutas para renderizar Layout correspondiente (rrd v6) <text:s/></text:p>
      <text:p text:style-name="P29"><text:span text:style-name="T2"/></text:p>
      <text:p text:style-name="Standard"><text:span text:style-name="T2"/></text:p>
      <text:list xml:id="list39535652" text:continue-numbering="true" text:style-name="L11">
        <text:list-item>
          <text:p text:style-name="P20"><text:span text:style-name="T1">en </text:span><text:span text:style-name="T7">App.js</text:span><text:span text:style-name="T1"> importamos rrd y el archivo de rutas :</text:span></text:p>
          <text:p text:style-name="P20"><text:span text:style-name="T1"/></text:p>
        </text:list-item>
        <text:list-item>
          <text:p text:style-name="P6"><text:span text:style-name="T13">import</text:span><text:span text:style-name="T1"> { </text:span><text:span text:style-name="T28">BrowserRouter</text:span><text:span text:style-name="T1"> </text:span><text:span text:style-name="T13">as</text:span><text:span text:style-name="T1"> </text:span><text:span text:style-name="T28">Router</text:span><text:span text:style-name="T1">, </text:span><text:span text:style-name="T28">Route</text:span><text:span text:style-name="T1">, </text:span><text:span text:style-name="T28">Routes</text:span><text:span text:style-name="T1"> , </text:span><text:span text:style-name="T28">Link</text:span><text:span text:style-name="T1">} </text:span><text:span text:style-name="T13">from</text:span><text:span text:style-name="T1"> </text:span><text:span text:style-name="T33">"react-router-dom"</text:span><text:span text:style-name="T1">;</text:span></text:p>
        </text:list-item>
      </text:list>
      <text:p text:style-name="P5"><text:span text:style-name="T12"><text:tab/>import</text:span> <text:span text:style-name="T24">routes</text:span> <text:span text:style-name="T12">from</text:span> <text:span text:style-name="T30">'./config/routes'</text:span>;</text:p>
      <text:p text:style-name="P5"/>
      <text:list xml:id="list39538855" text:continue-numbering="true" text:style-name="L11">
        <text:list-item>
          <text:p text:style-name="P14"><text:span text:style-name="T1">envolvemos todo el return de App en &lt;Router&gt; y &lt;Routes&gt; y hacemos un bucle de routes , recorriendo el array , en cada iteracion del bucle devolvera una ruta (Route) y un indice </text:span></text:p>
        </text:list-item>
      </text:list>
      <text:p text:style-name="P12"><text:span text:style-name="T1"/></text:p>
      <text:list xml:id="list39553991" text:continue-numbering="true" text:style-name="L11">
        <text:list-item>
          <text:p text:style-name="P14"><text:span text:style-name="T1">mediante esa route renderizamos un element al cual le prasamos tambien por props todo el array de rutas (aun no se porque )</text:span></text:p>
          <text:p text:style-name="P14"><text:span text:style-name="T1"/></text:p>
        </text:list-item>
      </text:list>
      <text:p text:style-name="P8">  <text:span text:style-name="T15">return</text:span><text:span text:style-name="T21"> (</text:span></text:p>
      <text:p text:style-name="P8">    <text:span text:style-name="T39">&lt;</text:span><text:span text:style-name="T44">Router</text:span><text:span text:style-name="T39">&gt;</text:span></text:p>
      <text:p text:style-name="P8">        <text:span text:style-name="T39">&lt;</text:span><text:span text:style-name="T44">Routes</text:span><text:span text:style-name="T39">&gt;</text:span></text:p>
      <text:p text:style-name="P8">          <text:span text:style-name="T47">{</text:span><text:span text:style-name="T53">routes</text:span><text:span text:style-name="T21">.</text:span><text:span text:style-name="T56">map</text:span><text:span text:style-name="T21">((</text:span><text:span text:style-name="T25">route</text:span><text:span text:style-name="T21"> ,</text:span><text:span text:style-name="T25">index</text:span><text:span text:style-name="T21"> ) </text:span><text:span text:style-name="T47">=&gt;</text:span><text:span text:style-name="T21"> (</text:span></text:p>
      <text:p text:style-name="P8">              <text:span text:style-name="T39">&lt;</text:span><text:span text:style-name="T44">Route</text:span><text:span text:style-name="T21"> </text:span></text:p>
      <text:p text:style-name="P8">              <text:span text:style-name="T25">key</text:span><text:span text:style-name="T21"> = </text:span><text:span text:style-name="T47">{</text:span><text:span text:style-name="T25">index</text:span><text:span text:style-name="T47">}</text:span><text:span text:style-name="T21"> </text:span></text:p>
      <text:p text:style-name="P8">              <text:span text:style-name="T25">path</text:span><text:span text:style-name="T21"> = </text:span><text:span text:style-name="T47">{</text:span><text:span text:style-name="T25">route</text:span><text:span text:style-name="T21">.</text:span><text:span text:style-name="T25">path</text:span><text:span text:style-name="T47">}</text:span></text:p>
      <text:p text:style-name="P8">              <text:span text:style-name="T25">element</text:span><text:span text:style-name="T21"> = </text:span><text:span text:style-name="T47">{</text:span><text:span text:style-name="T39">&lt;</text:span><text:span text:style-name="T44">route.component</text:span><text:span text:style-name="T21"> </text:span><text:span text:style-name="T25">routes</text:span><text:span text:style-name="T21">=</text:span><text:span text:style-name="T47">{</text:span><text:span text:style-name="T25">route</text:span><text:span text:style-name="T21">.</text:span><text:span text:style-name="T25">routes</text:span><text:span text:style-name="T47">}</text:span><text:span text:style-name="T39">/&gt;</text:span><text:span text:style-name="T47">}</text:span></text:p>
      <text:p text:style-name="P8">              <text:span text:style-name="T39">/&gt;</text:span></text:p>
      <text:p text:style-name="P8">            <text:span text:style-name="T21">))</text:span><text:span text:style-name="T47">}</text:span></text:p>
      <text:p text:style-name="P8">        <text:span text:style-name="T39">&lt;/</text:span><text:span text:style-name="T44">Routes</text:span><text:span text:style-name="T39">&gt;</text:span></text:p>
      <text:p text:style-name="P8">    <text:span text:style-name="T39">&lt;/</text:span><text:span text:style-name="T44">Router</text:span><text:span text:style-name="T39">&gt;</text:span></text:p>
      <text:p text:style-name="P8">  <text:span text:style-name="T21">);</text:span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30"/>
      <text:p text:style-name="P30"><text:tab/>(55) Sistema de rutas de LayoutAdmin (rrd v6) <text:s/></text:p>
      <text:p text:style-name="P29"><text:span text:style-name="T2"/></text:p>
      <text:p text:style-name="Standard"><text:span text:style-name="T2"/></text:p>
      <text:list xml:id="list39546206" text:continue-numbering="true" text:style-name="L11">
        <text:list-item>
          <text:p text:style-name="P20"><text:span text:style-name="T1">No son necesarios los subniveles , se pueden agregar Layout a las rutas . </text:span></text:p>
        </text:list-item>
        <text:list-item>
          <text:p text:style-name="P20"><text:span text:style-name="T1">Modificamos la configuracion anterior de App.js , agregandole el componente de la ruta como hijo (children) al componente layout de la ruta . </text:span></text:p>
        </text:list-item>
      </text:list>
      <text:p text:style-name="Standard"><text:span text:style-name="T1"/></text:p>
      <text:p text:style-name="P7"><text:span text:style-name="T1">  </text:span><text:span text:style-name="T17">return</text:span><text:span text:style-name="T23"> (</text:span></text:p>
      <text:p text:style-name="P8">    <text:span text:style-name="T39">&lt;</text:span><text:span text:style-name="T44">Router</text:span><text:span text:style-name="T39">&gt;</text:span></text:p>
      <text:p text:style-name="P8">        <text:span text:style-name="T39">&lt;</text:span><text:span text:style-name="T44">Routes</text:span><text:span text:style-name="T39">&gt;</text:span></text:p>
      <text:p text:style-name="P8">          <text:span text:style-name="T47">{</text:span><text:span text:style-name="T53">routes</text:span><text:span text:style-name="T21">.</text:span><text:span text:style-name="T56">map</text:span><text:span text:style-name="T21">((</text:span><text:span text:style-name="T25">route</text:span><text:span text:style-name="T21"> ,</text:span><text:span text:style-name="T25">index</text:span><text:span text:style-name="T21"> ) </text:span><text:span text:style-name="T47">=&gt;</text:span><text:span text:style-name="T21"> (</text:span></text:p>
      <text:p text:style-name="P8">              <text:span text:style-name="T39">&lt;</text:span><text:span text:style-name="T44">Route</text:span><text:span text:style-name="T21"> </text:span></text:p>
      <text:p text:style-name="P8">              <text:span text:style-name="T25">key</text:span><text:span text:style-name="T21"> = </text:span><text:span text:style-name="T47">{</text:span><text:span text:style-name="T25">index</text:span><text:span text:style-name="T47">}</text:span><text:span text:style-name="T21"> </text:span></text:p>
      <text:p text:style-name="P8">              <text:span text:style-name="T25">path</text:span><text:span text:style-name="T21"> = </text:span><text:span text:style-name="T47">{</text:span><text:span text:style-name="T25">route</text:span><text:span text:style-name="T21">.</text:span><text:span text:style-name="T25">path</text:span><text:span text:style-name="T47">}</text:span></text:p>
      <text:p text:style-name="P8">              <text:span text:style-name="T25">element</text:span><text:span text:style-name="T21"> = </text:span><text:span text:style-name="T47">{</text:span></text:p>
      <text:p text:style-name="P8">                <text:span text:style-name="T39">&lt;</text:span><text:span text:style-name="T44">route.layout</text:span><text:span text:style-name="T39">&gt;</text:span></text:p>
      <text:p text:style-name="P8">                <text:span text:style-name="T39">&lt;</text:span><text:span text:style-name="T44">route.component</text:span><text:span text:style-name="T39">/&gt;</text:span></text:p>
      <text:p text:style-name="P8">                <text:span text:style-name="T39">&lt;/</text:span><text:span text:style-name="T44">route.layout</text:span><text:span text:style-name="T39">&gt;</text:span><text:span text:style-name="T47">}</text:span></text:p>
      <text:p text:style-name="P8">              <text:span text:style-name="T39">/&gt;</text:span></text:p>
      <text:p text:style-name="P8">            <text:span text:style-name="T21">))</text:span><text:span text:style-name="T47">}</text:span></text:p>
      <text:p text:style-name="P8">        <text:span text:style-name="T39">&lt;/</text:span><text:span text:style-name="T44">Routes</text:span><text:span text:style-name="T39">&gt;</text:span></text:p>
      <text:p text:style-name="P8">    <text:span text:style-name="T39">&lt;/</text:span><text:span text:style-name="T44">Router</text:span><text:span text:style-name="T39">&gt;</text:span></text:p>
      <text:p text:style-name="P8">  <text:span text:style-name="T21">);</text:span></text:p>
      <text:p text:style-name="Standard"><text:span text:style-name="T1"/></text:p>
      <text:list xml:id="list2150126654600877369" text:style-name="L13">
        <text:list-item>
          <text:p text:style-name="P22">Finalmente el {children} ira es la parte de Content de LayoutAdmin </text:p>
        </text:list-item>
      </text:list>
      <text:p text:style-name="Standard"/>
      <text:p text:style-name="Standard"><text:span text:style-name="T16">import</text:span><text:span text:style-name="T20"> {</text:span><text:span text:style-name="T26">Layout</text:span><text:span text:style-name="T20">} </text:span><text:span text:style-name="T16">from</text:span><text:span text:style-name="T20"> </text:span><text:span text:style-name="T32">'antd'</text:span><text:span text:style-name="T20">;</text:span></text:p>
      <text:p text:style-name="P10"><text:span text:style-name="T16">export</text:span><text:span text:style-name="T20"> </text:span><text:span text:style-name="T16">default</text:span><text:span text:style-name="T20"> </text:span><text:span text:style-name="T48">function</text:span><text:span text:style-name="T20"> </text:span><text:span text:style-name="T57">LayoutAdmin</text:span><text:span text:style-name="T20">(</text:span><text:span text:style-name="T26">props</text:span><text:span text:style-name="T20">) {</text:span></text:p>
      <text:p text:style-name="P10"><text:span text:style-name="T18">  </text:span><text:span text:style-name="T48">const</text:span><text:span text:style-name="T20"> {</text:span><text:span text:style-name="T54">children</text:span><text:span text:style-name="T20">} = </text:span><text:span text:style-name="T26">props</text:span><text:span text:style-name="T20"> ;</text:span></text:p>
      <text:p text:style-name="P8">  <text:span text:style-name="T58">//construccion del LayoutAdmin </text:span></text:p>
      <text:p text:style-name="P8">  <text:span text:style-name="T47">const</text:span><text:span text:style-name="T21"> {</text:span><text:span text:style-name="T53">Header</text:span><text:span text:style-name="T21">,</text:span><text:span text:style-name="T53">Content</text:span><text:span text:style-name="T21">,</text:span><text:span text:style-name="T53">Footer</text:span><text:span text:style-name="T21">} = </text:span><text:span text:style-name="T53">Layout</text:span><text:span text:style-name="T21"> ; </text:span></text:p>
      <text:p text:style-name="P10"/>
      <text:p text:style-name="P8">  <text:span text:style-name="T15">return</text:span><text:span text:style-name="T21"> (</text:span></text:p>
      <text:p text:style-name="P8">    </text:p>
      <text:p text:style-name="P8">    <text:span text:style-name="T39">&lt;</text:span><text:span text:style-name="T44">Layout</text:span><text:span text:style-name="T39">&gt;</text:span></text:p>
      <text:p text:style-name="P8">        <text:span text:style-name="T39">&lt;</text:span><text:span text:style-name="T47">h2</text:span><text:span text:style-name="T39">&gt;</text:span><text:span text:style-name="T21">Menu Sidebar Admin </text:span><text:span text:style-name="T39">&lt;/</text:span><text:span text:style-name="T47">h2</text:span><text:span text:style-name="T39">&gt;</text:span></text:p>
      <text:p text:style-name="P8">       <text:span text:style-name="T39">&lt;</text:span><text:span text:style-name="T44">Layout</text:span><text:span text:style-name="T39">&gt;</text:span></text:p>
      <text:p text:style-name="P8">         <text:span text:style-name="T39">&lt;</text:span><text:span text:style-name="T44">Header</text:span><text:span text:style-name="T39">&gt;</text:span><text:span text:style-name="T21">Header ...</text:span><text:span text:style-name="T39">&lt;/</text:span><text:span text:style-name="T44">Header</text:span><text:span text:style-name="T39">&gt;</text:span></text:p>
      <text:p text:style-name="P8">         <text:span text:style-name="T39">&lt;</text:span><text:span text:style-name="T44">Content</text:span><text:span text:style-name="T39">&gt;</text:span><text:span text:style-name="T47">{</text:span><text:span text:style-name="T53">children</text:span><text:span text:style-name="T47">}</text:span><text:span text:style-name="T39">&lt;/</text:span><text:span text:style-name="T44">Content</text:span><text:span text:style-name="T39">&gt;</text:span></text:p>
      <text:p text:style-name="P8">         <text:span text:style-name="T39">&lt;</text:span><text:span text:style-name="T44">Footer</text:span><text:span text:style-name="T39">&gt;</text:span><text:span text:style-name="T21">Footer ...</text:span><text:span text:style-name="T39">&lt;/</text:span><text:span text:style-name="T44">Footer</text:span><text:span text:style-name="T39">&gt;</text:span></text:p>
      <text:p text:style-name="P8">       <text:span text:style-name="T39">&lt;/</text:span><text:span text:style-name="T44">Layout</text:span><text:span text:style-name="T39">&gt;</text:span></text:p>
      <text:p text:style-name="P10"/>
      <text:p text:style-name="P8">    <text:span text:style-name="T39">&lt;/</text:span><text:span text:style-name="T44">Layout</text:span><text:span text:style-name="T39">&gt;</text:span></text:p>
      <text:p text:style-name="P8">  <text:span text:style-name="T21">);</text:span></text:p>
      <text:p text:style-name="P5">}</text:p>
      <text:p text:style-name="Standard"/>
      <text:p text:style-name="Standard"/>
      <text:p text:style-name="Standard"/>
      <text:p text:style-name="Standard"/>
      <text:p text:style-name="Standard"><text:soft-page-break/></text:p>
      <text:list xml:id="list4674380531200107875" text:style-name="L15">
        <text:list-item>
          <text:p text:style-name="P23">Nuestro array de rutas en routes.js sera : </text:p>
        </text:list-item>
      </text:list>
      <text:p text:style-name="Standard"/>
      <text:p text:style-name="P4"><text:span text:style-name="T46">const</text:span> <text:span text:style-name="T52">routes</text:span> =[</text:p>
      <text:p text:style-name="P8">                <text:span text:style-name="T21">{</text:span></text:p>
      <text:p text:style-name="P8">                    <text:span text:style-name="T25">path :</text:span><text:span text:style-name="T21"> </text:span><text:span text:style-name="T31">'/admin'</text:span><text:span text:style-name="T21">,</text:span></text:p>
      <text:p text:style-name="P8">                    <text:span text:style-name="T56">layout</text:span><text:span text:style-name="T25">:</text:span><text:span text:style-name="T21"> </text:span><text:span text:style-name="T56">LayoutAdmin</text:span><text:span text:style-name="T21">,</text:span></text:p>
      <text:p text:style-name="P8">                    <text:span text:style-name="T56">component</text:span><text:span text:style-name="T25"> :</text:span><text:span text:style-name="T21"> </text:span><text:span text:style-name="T56">AdminHome</text:span><text:span text:style-name="T21">,</text:span></text:p>
      <text:p text:style-name="P8">                    </text:p>
      <text:p text:style-name="P10"/>
      <text:p text:style-name="P8">                <text:span text:style-name="T21">},</text:span></text:p>
      <text:p text:style-name="P8">                <text:span text:style-name="T21">{</text:span></text:p>
      <text:p text:style-name="P8">                    <text:span text:style-name="T25">path :</text:span><text:span text:style-name="T31">'/admin/login'</text:span><text:span text:style-name="T21">,</text:span></text:p>
      <text:p text:style-name="P8">                    <text:span text:style-name="T56">layout</text:span><text:span text:style-name="T25">:</text:span><text:span text:style-name="T21"> </text:span><text:span text:style-name="T56">LayoutAdmin</text:span><text:span text:style-name="T21">,</text:span></text:p>
      <text:p text:style-name="P8">                    <text:span text:style-name="T56">component</text:span><text:span text:style-name="T25"> :</text:span><text:span text:style-name="T21"> </text:span><text:span text:style-name="T56">AdminSignIn</text:span><text:span text:style-name="T21">,</text:span></text:p>
      <text:p text:style-name="P8">                   </text:p>
      <text:p text:style-name="P8">                <text:span text:style-name="T21">},</text:span></text:p>
      <text:p text:style-name="P8">            <text:span text:style-name="T21">];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30"/>
      <text:p text:style-name="P30"><text:tab/>(56) Rutas de seccion de usuarios <text:s/>(rrd v6) <text:s/></text:p>
      <text:p text:style-name="P29"><text:span text:style-name="T2"/></text:p>
      <text:p text:style-name="Standard"><text:span text:style-name="T2"/></text:p>
      <text:list xml:id="list39563503" text:continue-list="list39546206" text:style-name="L11">
        <text:list-item>
          <text:p text:style-name="P20"><text:span text:style-name="T1">Ordenamos las rutas de routes en dos categorias , routesAdmin y routesClient y combinamos ambos array para exportar routes completo mediante el express operator </text:span><text:span text:style-name="T7">(“...”). </text:span></text:p>
        </text:list-item>
      </text:list>
      <text:p text:style-name="Standard"><text:span text:style-name="T7"/></text:p>
      <text:p text:style-name="P5"><text:span text:style-name="T50">const</text:span><text:span text:style-name="T1"> </text:span><text:span text:style-name="T55">routesAdmin</text:span><text:span text:style-name="T1">  =[</text:span></text:p>
      <text:p text:style-name="P8">                <text:span text:style-name="T21">{</text:span></text:p>
      <text:p text:style-name="P8">                    <text:span text:style-name="T25">path :</text:span><text:span text:style-name="T21"> </text:span><text:span text:style-name="T31">'/admin'</text:span><text:span text:style-name="T21">,</text:span></text:p>
      <text:p text:style-name="P8">                    <text:span text:style-name="T56">layout</text:span><text:span text:style-name="T25">:</text:span><text:span text:style-name="T21"> </text:span><text:span text:style-name="T56">LayoutAdmin</text:span><text:span text:style-name="T21">,</text:span></text:p>
      <text:p text:style-name="P8">                    <text:span text:style-name="T56">component</text:span><text:span text:style-name="T25"> :</text:span><text:span text:style-name="T21"> </text:span><text:span text:style-name="T56">AdminHome</text:span><text:span text:style-name="T21">,</text:span></text:p>
      <text:p text:style-name="P10"><text:span text:style-name="T18">                    </text:span></text:p>
      <text:p text:style-name="P8">                <text:span text:style-name="T21">},</text:span></text:p>
      <text:p text:style-name="P8">                <text:span text:style-name="T21">{</text:span></text:p>
      <text:p text:style-name="P8">                    <text:span text:style-name="T25">path :</text:span><text:span text:style-name="T31">'/admin/login'</text:span><text:span text:style-name="T21">,</text:span></text:p>
      <text:p text:style-name="P8">                    <text:span text:style-name="T56">layout</text:span><text:span text:style-name="T25">:</text:span><text:span text:style-name="T21"> </text:span><text:span text:style-name="T56">LayoutAdmin</text:span><text:span text:style-name="T21">,</text:span></text:p>
      <text:p text:style-name="P8">                    <text:span text:style-name="T56">component</text:span><text:span text:style-name="T25"> :</text:span><text:span text:style-name="T21"> </text:span><text:span text:style-name="T56">AdminSignIn</text:span><text:span text:style-name="T21">,</text:span></text:p>
      <text:p text:style-name="P8">                   </text:p>
      <text:p text:style-name="P8">                <text:span text:style-name="T21">},</text:span></text:p>
      <text:p text:style-name="P10"><text:span text:style-name="T18">            </text:span><text:span text:style-name="T20">];</text:span></text:p>
      <text:p text:style-name="P5"><text:span text:style-name="T46">const</text:span> <text:span text:style-name="T52">routesClient</text:span> = [</text:p>
      <text:p text:style-name="P8">                <text:span text:style-name="T21">{</text:span></text:p>
      <text:p text:style-name="P8">                    <text:span text:style-name="T25">path :</text:span><text:span text:style-name="T21"> </text:span><text:span text:style-name="T31">'/'</text:span><text:span text:style-name="T21">,</text:span></text:p>
      <text:p text:style-name="P8">                    <text:span text:style-name="T56">layout</text:span><text:span text:style-name="T25">:</text:span><text:span text:style-name="T21"> </text:span><text:span text:style-name="T56">LayoutBasic</text:span><text:span text:style-name="T21">,</text:span></text:p>
      <text:p text:style-name="P10"><text:span text:style-name="T18">                    </text:span><text:span text:style-name="T57">component</text:span><text:span text:style-name="T26"> :</text:span><text:span text:style-name="T20"> </text:span><text:span text:style-name="T57">Home</text:span><text:span text:style-name="T20">,   </text:span></text:p>
      <text:p text:style-name="P8">                <text:span text:style-name="T21">},</text:span></text:p>
      <text:p text:style-name="P8">                <text:span text:style-name="T21">{</text:span></text:p>
      <text:p text:style-name="P8">                    <text:span text:style-name="T25">path :</text:span><text:span text:style-name="T31">'/contact'</text:span><text:span text:style-name="T21">,</text:span></text:p>
      <text:p text:style-name="P8">                    <text:span text:style-name="T56">layout</text:span><text:span text:style-name="T25">:</text:span><text:span text:style-name="T21"> </text:span><text:span text:style-name="T56">LayoutBasic</text:span><text:span text:style-name="T21">,</text:span></text:p>
      <text:p text:style-name="P8">                    <text:span text:style-name="T56">component</text:span><text:span text:style-name="T25"> :</text:span><text:span text:style-name="T21"> </text:span><text:span text:style-name="T56">Contact</text:span><text:span text:style-name="T21">,</text:span></text:p>
      <text:p text:style-name="P8">                </text:p>
      <text:p text:style-name="P10"><text:span text:style-name="T18">                </text:span><text:span text:style-name="T20">},</text:span></text:p>
      <text:p text:style-name="P10"><text:span text:style-name="T20">];</text:span></text:p>
      <text:p text:style-name="P10"><text:span text:style-name="T48">const</text:span><text:span text:style-name="T20"> </text:span><text:span text:style-name="T54">routes</text:span><text:span text:style-name="T20"> = [...</text:span><text:span text:style-name="T54">routesAdmin</text:span><text:span text:style-name="T20"> , ...</text:span><text:span text:style-name="T54">routesClient</text:span><text:span text:style-name="T20">] ; </text:span></text:p>
      <text:p text:style-name="P8">            </text:p>
      <text:p text:style-name="P5"><text:span text:style-name="T12">export</text:span> <text:span text:style-name="T12">default</text:span> <text:span text:style-name="T52">routes</text:span> ; 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oft-page-break/></text:p>
      <text:p text:style-name="P30"/>
      <text:p text:style-name="P30"><text:tab/>(52) Pagina de error 404 <text:s text:c="2"/></text:p>
      <text:p text:style-name="P29"><text:span text:style-name="T2"/></text:p>
      <text:p text:style-name="Standard"><text:span text:style-name="T2"/></text:p>
      <text:list xml:id="list8967190570316286614" text:style-name="L16">
        <text:list-item>
          <text:p text:style-name="P24"><text:span text:style-name="T2"><text:s/>Lo normal es que la pagina de Error404 vaya al final de la cola de elementos del array </text:span><text:span text:style-name="T3">routes </text:span><text:span text:style-name="T2">.</text:span></text:p>
        </text:list-item>
        <text:list-item>
          <text:p text:style-name="P24"><text:span text:style-name="T2">No fue necesario usar Switch en v6 para obtener el funcionamiento deseado . </text:span></text:p>
          <text:p text:style-name="P24"><text:span text:style-name="T2"/></text:p>
        </text:list-item>
        <text:list-item>
          <text:p text:style-name="P24"><text:span text:style-name="T2">Simplemente en routes : </text:span></text:p>
        </text:list-item>
      </text:list>
      <text:p text:style-name="Standard"><text:span text:style-name="T2"/></text:p>
      <text:p text:style-name="P7"><text:span text:style-name="T2">  </text:span><text:span text:style-name="T22">{</text:span></text:p>
      <text:p text:style-name="P8">                    <text:span text:style-name="T25">path:</text:span><text:span text:style-name="T21"> </text:span><text:span text:style-name="T31">'*'</text:span><text:span text:style-name="T21">,</text:span></text:p>
      <text:p text:style-name="P8">                    <text:span text:style-name="T56">layout</text:span><text:span text:style-name="T25">:</text:span><text:span text:style-name="T21"> </text:span><text:span text:style-name="T56">LayoutAdmin</text:span><text:span text:style-name="T21">,</text:span></text:p>
      <text:p text:style-name="P8">                    <text:span text:style-name="T56">component</text:span><text:span text:style-name="T25"> :</text:span><text:span text:style-name="T21"> </text:span><text:span text:style-name="T56">Error404</text:span></text:p>
      <text:p text:style-name="P8">                <text:span text:style-name="T21">}</text:span></text:p>
      <text:p text:style-name="Standard"><text:span text:style-name="T2"/></text:p>
      <text:p text:style-name="P30"/>
      <text:p text:style-name="P30"><text:tab/>Resumen de la Seccion 5 <text:s/></text:p>
      <text:p text:style-name="P29"><text:span text:style-name="T2"/></text:p>
      <text:p text:style-name="Standard"><text:span text:style-name="T2"/></text:p>
      <text:list xml:id="list6923561979324202386" text:style-name="L17">
        <text:list-item>
          <text:p text:style-name="P25"><text:span text:style-name="T2">Usamos v6 de react-router-dom</text:span></text:p>
          <text:p text:style-name="P25"><text:span text:style-name="T2"/></text:p>
        </text:list-item>
        <text:list-item>
          <text:p text:style-name="P25"><text:span text:style-name="T2">en </text:span><text:span text:style-name="T3">routes.js</text:span><text:span text:style-name="T2"> importamos las pages a direccionar , separamos el direccionamiento por Layout (porque usamos v6 ) y generamos nuestro array de rutas a exportar .</text:span></text:p>
        </text:list-item>
      </text:list>
      <text:p text:style-name="Standard"><text:span text:style-name="T2"/></text:p>
      <text:list xml:id="list39553497" text:continue-numbering="true" text:style-name="L17">
        <text:list-item>
          <text:p text:style-name="P25"><text:span text:style-name="T2">Importamos routes en App.js y lo recorremos dentro de una etiqueta &lt;Router&gt; &lt;Routes&gt; mediante una funcion </text:span><text:span text:style-name="T3">map</text:span><text:span text:style-name="T2"> <text:s/>, por cada iteracion renderizamos una &lt;Route&gt; la cual contendra un path y un element , el cual a su vez contendra el Layout correspondiente y el componente o pagina correspondiente . </text:span></text:p>
          <text:p text:style-name="P25"><text:span text:style-name="T2"/></text:p>
        </text:list-item>
        <text:list-item>
          <text:p text:style-name="P25"><text:span text:style-name="T3">El renderizado de la page se hace dentro del Layout correspondiente en la parte de Content mediante el objeto {children} que le llega por props a LayoutAdmin por ejemplo .</text:span><text:span text:style-name="T2"> </text:span></text:p>
          <text:p text:style-name="P25"><text:span text:style-name="T2"/></text:p>
        </text:list-item>
        <text:list-item>
          <text:p text:style-name="P25"><text:span text:style-name="T2">El error404 se maneja mediante path = “*” en routes .</text:span></text:p>
        </text:list-item>
      </text:list>
      <text:p text:style-name="Standard"><text:span text:style-name="T2"/></text:p>
      <text:p text:style-name="Standard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Fira Mono" svg:font-family="'Fira Mono', 'Andale Mono', Consolas, monospace"/>
    <style:font-face style:name="OpenSymbol" svg:font-family="OpenSymbol"/>
    <style:font-face style:name="PT Mono" svg:font-family="'PT Mono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o puche</meta:initial-creator>
    <meta:creation-date>2022-01-31T15:43:01</meta:creation-date>
    <dc:date>2022-02-05T19:31:06.62</dc:date>
    <dc:creator>leo puche</dc:creator>
    <meta:editing-duration>P5DT3H48M</meta:editing-duration>
    <meta:editing-cycles>10</meta:editing-cycles>
    <meta:generator>OpenOffice/4.1.7$Win32 OpenOffice.org_project/417m1$Build-9800</meta:generator>
    <meta:document-statistic meta:table-count="0" meta:image-count="0" meta:object-count="0" meta:page-count="7" meta:paragraph-count="182" meta:word-count="1042" meta:character-count="7523"/>
  </office:meta>
</office:document-meta>
</file>